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#PF-Assgn-35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#Global variable</text:span></text:span></text:p>
      <text:p text:style-name="P1"><text:span text:style-name="Source_20_Text"><text:span text:style-name="T10">list_of_marks=(12,18,25,24,2,5,18,20,20,21)</text:span></text:span></text:p>
      <text:p text:style-name="P1"><text:span text:style-name="Source_20_Text"><text:span text:style-name="T10">l=list(list_of_marks)</text:span></text:span></text:p>
      <text:p text:style-name="P1"><text:span text:style-name="Source_20_Text"><text:span text:style-name="T10">for i in range(0,len(l)):</text:span></text:span></text:p>
      <text:p text:style-name="P1"><text:span text:style-name="Source_20_Text"><text:span text:style-name="T10"><text:s text:c="4"/>average=(l[0]+l[1]+l[2]+l[3]+l[4]+l[5]+l[6]+l[7]+l[8]+l[9])/10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def find_more_than_average():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<text:s text:c="4"/>#Remove pass and write your logic here</text:span></text:span></text:p>
      <text:p text:style-name="P1"><text:span text:style-name="Source_20_Text"><text:span text:style-name="T10"><text:s text:c="4"/>if(l[i]&gt;average):</text:span></text:span></text:p>
      <text:p text:style-name="P1"><text:span text:style-name="Source_20_Text"><text:span text:style-name="T10"><text:s text:c="8"/>percentage=(l[i]/25)*100</text:span></text:span></text:p>
      <text:p text:style-name="P1"><text:span text:style-name="Source_20_Text"><text:span text:style-name="T10">def sort_marks():</text:span></text:span></text:p>
      <text:p text:style-name="P1"><text:span text:style-name="Source_20_Text"><text:span text:style-name="T10"><text:s text:c="4"/>l.sort()</text:span></text:span></text:p>
      <text:p text:style-name="P1"><text:span text:style-name="Source_20_Text"><text:span text:style-name="T10"><text:s text:c="4"/>#Remove pass and write your logic here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def generate_frequency():</text:span></text:span></text:p>
      <text:p text:style-name="P1"><text:span text:style-name="Source_20_Text"><text:span text:style-name="T10"><text:s text:c="4"/>pass</text:span></text:span></text:p>
      <text:p text:style-name="P1"><text:span text:style-name="Source_20_Text"><text:span text:style-name="T10"><text:s text:c="4"/>#Remove pass and write your logic here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print(find_more_than_average())</text:span></text:span></text:p>
      <text:p text:style-name="P1"><text:span text:style-name="Source_20_Text"><text:span text:style-name="T10">print(generate_frequency())</text:span></text:span></text:p>
      <text:p text:style-name="P1"><text:span text:style-name="Source_20_Text"><text:span text:style-name="T10">print(sort_marks()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31:06.548645090</dc:date>
    <meta:editing-duration>PT32M1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44" meta:character-count="530" meta:non-whitespace-character-count="469"/>
  </office:meta>
</office:document-meta>
</file>